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ServiceManager.lookup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ServiceManager.hasServi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ormManager.createFormDefinition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FormManager.createFormDefinition( Source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FormManag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ormManager.createForm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ormManager.createFormDefinition( Element form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Form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ormManager.DefaultFor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orm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ormManag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FormManager.createForm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Form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ormManager.getAval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Manager.createForm( Element form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ServiceManager.release( Object ser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